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C00000258251A27617E62E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7.701cm" style:rel-width="97%" fo:margin-left="0.242cm" fo:margin-top="0cm" fo:margin-bottom="0cm" table:align="left" style:writing-mode="lr-tb"/>
    </style:style>
    <style:style style:name="Tabla1.A" style:family="table-column">
      <style:table-column-properties style:column-width="3.119cm" style:rel-column-width="8357*"/>
    </style:style>
    <style:style style:name="Tabla1.B" style:family="table-column">
      <style:table-column-properties style:column-width="0.494cm" style:rel-column-width="1322*"/>
    </style:style>
    <style:style style:name="Tabla1.C" style:family="table-column">
      <style:table-column-properties style:column-width="0.545cm" style:rel-column-width="1462*"/>
    </style:style>
    <style:style style:name="Tabla1.D" style:family="table-column">
      <style:table-column-properties style:column-width="0.559cm" style:rel-column-width="1498*"/>
    </style:style>
    <style:style style:name="Tabla1.E" style:family="table-column">
      <style:table-column-properties style:column-width="6.964cm" style:rel-column-width="18659*"/>
    </style:style>
    <style:style style:name="Tabla1.F" style:family="table-column">
      <style:table-column-properties style:column-width="0.245cm" style:rel-column-width="656*"/>
    </style:style>
    <style:style style:name="Tabla1.G" style:family="table-column">
      <style:table-column-properties style:column-width="2.499cm" style:rel-column-width="6698*"/>
    </style:style>
    <style:style style:name="Tabla1.H" style:family="table-column">
      <style:table-column-properties style:column-width="1.852cm" style:rel-column-width="4961*"/>
    </style:style>
    <style:style style:name="Tabla1.I" style:family="table-column">
      <style:table-column-properties style:column-width="1.199cm" style:rel-column-width="3212*"/>
    </style:style>
    <style:style style:name="Tabla1.J" style:family="table-column">
      <style:table-column-properties style:column-width="0.224cm" style:rel-column-width="599*"/>
    </style:style>
    <style:style style:name="Tabla1.1" style:family="table-row">
      <style:table-row-properties style:min-row-height="0.425cm" fo:keep-together="auto"/>
    </style:style>
    <style:style style:name="Tabla1.A1" style:family="table-cell">
      <style:table-cell-properties style:vertical-align="middle"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0.489cm" fo:keep-together="auto"/>
    </style:style>
    <style:style style:name="Tabla1.A4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I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5" style:family="table-row">
      <style:table-row-properties style:min-row-height="0.441cm" fo:keep-together="auto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I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6" style:family="table-row">
      <style:table-row-properties style:min-row-height="0.436cm" fo:keep-together="auto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7" style:family="table-row">
      <style:table-row-properties style:min-row-height="1.561cm" fo:keep-together="auto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8" style:family="table-row">
      <style:table-row-properties style:min-row-height="1.483cm" fo:keep-together="auto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9" style:family="table-row">
      <style:table-row-properties style:min-row-height="1.967cm" fo:keep-together="auto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H9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10" style:family="table-row">
      <style:table-row-properties style:min-row-height="0.445cm" fo:keep-together="auto"/>
    </style:style>
    <style:style style:name="Tabla1.A11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style:min-row-height="0.504cm" fo:keep-together="auto"/>
    </style:style>
    <style:style style:name="Tabla1.A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1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13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a1.F13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la1.A14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189cm" fo:keep-together="auto"/>
    </style:style>
    <style:style style:name="Tabla1.A15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6" style:family="table-row">
      <style:table-row-properties fo:keep-together="auto"/>
    </style:style>
    <style:style style:name="Tabla1.A16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7" style:family="table-row">
      <style:table-row-properties style:min-row-height="0.437cm" fo:keep-together="auto"/>
    </style:style>
    <style:style style:name="Tabla1.A17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18" style:family="table-row">
      <style:table-row-properties style:min-row-height="0.328cm" fo:keep-together="auto"/>
    </style:style>
    <style:style style:name="Tabla1.A18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E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J18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19" style:family="table-row">
      <style:table-row-properties style:min-row-height="0.326cm" fo:keep-together="auto"/>
    </style:style>
    <style:style style:name="Tabla1.A19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E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left="-1.605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ffffff" style:font-name="Tahoma" fo:language="es" fo:country="ES" fo:font-weight="bold" style:font-weight-asian="bold" style:font-name-complex="Tahoma1"/>
    </style:style>
    <style:style style:name="P3" style:family="paragraph" style:parent-style-name="Standard">
      <style:paragraph-properties fo:text-align="center" style:justify-single-word="false"/>
      <style:text-properties fo:color="#ffffff" style:font-name="Tahoma" fo:font-size="9pt" fo:font-weight="bold" style:font-size-asian="9pt" style:font-weight-asian="bold" style:font-name-complex="Tahoma1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ffffff" style:font-name="Tahoma" fo:font-size="9pt" style:font-size-asian="9pt" style:font-name-complex="Tahoma1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ffffff" style:font-name="Tahoma" fo:font-size="8pt" fo:language="es" fo:country="ES" fo:font-weight="bold" style:font-size-asian="8pt" style:font-weight-asian="bold" style:font-name-complex="Tahoma1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917cm" style:type="center"/>
        </style:tab-stops>
      </style:paragraph-properties>
      <style:text-properties fo:color="#ffffff" style:font-name="Tahoma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ahoma" fo:font-size="7pt" style:font-size-asian="7pt" style:font-name-complex="Tahoma1" style:font-size-complex="7pt"/>
    </style:style>
    <style:style style:name="P9" style:family="paragraph" style:parent-style-name="Standard">
      <style:text-properties style:font-name="Tahoma" fo:font-size="7pt" fo:font-weight="bold" style:font-size-asian="7pt" style:font-weight-asian="bold" style:font-name-complex="Tahoma1" style:font-size-complex="7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size-complex="7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5pt" fo:font-style="italic" style:font-size-asian="5pt" style:font-style-asian="italic" style:font-name-complex="Tahoma1" style:font-size-complex="5pt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1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name-complex="Tahoma1" style:font-size-complex="11pt"/>
    </style:style>
    <style:style style:name="P16" style:family="paragraph" style:parent-style-name="Standard">
      <style:text-properties style:font-name="Tahoma" fo:font-size="8pt" fo:font-weight="bold" style:font-size-asian="8pt" style:font-weight-asian="bold" style:font-name-complex="Tahoma1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18" style:family="paragraph" style:parent-style-name="Standard">
      <style:text-properties fo:color="#000000"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P19" style:family="paragraph" style:parent-style-name="Standard">
      <style:paragraph-properties>
        <style:tab-stops>
          <style:tab-stop style:position="15.02cm"/>
        </style:tab-stops>
      </style:paragraph-properties>
    </style:style>
    <style:style style:name="P20" style:family="paragraph" style:parent-style-name="Standard">
      <style:text-properties fo:color="#808080" style:font-name="Tahoma" fo:font-size="7pt" fo:font-style="italic" style:font-size-asian="7pt" style:font-style-asian="italic" style:font-name-complex="Tahoma1" style:font-size-complex="7pt"/>
    </style:style>
    <style:style style:name="P21" style:family="paragraph" style:parent-style-name="Standard">
      <style:text-properties fo:color="#808080" style:font-name="Tahoma" fo:font-size="7pt" fo:font-style="italic" officeooo:rsid="002cca04" officeooo:paragraph-rsid="002cca04" style:font-size-asian="7pt" style:font-style-asian="italic" style:font-name-complex="Tahoma1" style:font-size-complex="7pt"/>
    </style:style>
    <style:style style:name="P22" style:family="paragraph" style:parent-style-name="Standard">
      <style:text-properties officeooo:paragraph-rsid="002521e3"/>
    </style:style>
    <style:style style:name="P23" style:family="paragraph" style:parent-style-name="Header">
      <style:paragraph-properties>
        <style:tab-stops>
          <style:tab-stop style:position="1.944cm"/>
        </style:tab-stops>
      </style:paragraph-properties>
    </style:style>
    <style:style style:name="P24" style:family="paragraph" style:parent-style-name="Header">
      <style:paragraph-properties fo:margin-left="-0.233cm" fo:margin-right="0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5.02cm"/>
        </style:tab-stops>
      </style:paragraph-properties>
      <style:text-properties fo:font-size="7pt" style:font-size-asian="7pt" style:font-size-complex="7pt"/>
    </style:style>
    <style:style style:name="P26" style:family="paragraph" style:parent-style-name="Standard">
      <style:text-properties officeooo:paragraph-rsid="00303b00"/>
    </style:style>
    <style:style style:name="P27" style:family="paragraph" style:parent-style-name="Standard" style:master-page-name="Standard">
      <style:paragraph-properties fo:margin-left="0cm" fo:margin-right="0cm" fo:text-align="center" style:justify-single-word="false" fo:text-indent="0.501cm" style:auto-text-indent="false" style:page-number="auto">
        <style:tab-stops>
          <style:tab-stop style:position="15.02cm"/>
        </style:tab-stops>
      </style:paragraph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ahoma" fo:font-size="7pt" fo:font-weight="bold" style:font-size-asian="7pt" style:font-weight-asian="bold" style:font-name-complex="Tahoma1" style:font-size-complex="7pt"/>
    </style:style>
    <style:style style:name="T2" style:family="text">
      <style:text-properties style:font-name="Tahoma" fo:font-size="7pt" fo:font-weight="bold" officeooo:rsid="002521e3" fo:background-color="transparent" loext:char-shading-value="0" style:font-size-asian="7pt" style:font-weight-asian="bold" style:font-name-complex="Tahoma1" style:font-size-complex="7pt" style:font-weight-complex="bold"/>
    </style:style>
    <style:style style:name="T3" style:family="text">
      <style:text-properties style:font-name="Tahoma" fo:font-size="7pt" fo:font-weight="bold" officeooo:rsid="00293be4" fo:background-color="transparent" loext:char-shading-value="0" style:font-size-asian="7pt" style:font-weight-asian="bold" style:font-name-complex="Tahoma1" style:font-size-complex="7pt" style:font-weight-complex="bold"/>
    </style:style>
    <style:style style:name="T4" style:family="text">
      <style:text-properties style:font-name="Tahoma" fo:font-size="7pt" fo:font-weight="bold" officeooo:rsid="002e46dd" fo:background-color="transparent" loext:char-shading-value="0" style:font-size-asian="7pt" style:font-weight-asian="bold" style:font-name-complex="Tahoma1" style:font-size-complex="7pt" style:font-weight-complex="bold"/>
    </style:style>
    <style:style style:name="T5" style:family="text">
      <style:text-properties style:font-name="Tahoma" fo:font-size="7pt" fo:font-weight="bold" officeooo:rsid="00303b00" fo:background-color="transparent" loext:char-shading-value="0" style:font-size-asian="7pt" style:font-weight-asian="bold" style:font-name-complex="Tahoma1" style:font-size-complex="7pt" style:font-weight-complex="bold"/>
    </style:style>
    <style:style style:name="T6" style:family="text">
      <style:text-properties style:font-name="Tahoma" fo:font-size="7pt" style:font-size-asian="7pt" style:font-name-complex="Tahoma1" style:font-size-complex="7pt"/>
    </style:style>
    <style:style style:name="T7" style:family="text">
      <style:text-properties style:font-name="Tahoma" fo:font-size="7pt" officeooo:rsid="000da3ee" style:font-size-asian="7pt" style:font-name-complex="Tahoma1" style:font-size-complex="7pt"/>
    </style:style>
    <style:style style:name="T8" style:family="text">
      <style:text-properties style:font-name="Tahoma" fo:font-size="7pt" officeooo:rsid="001326a5" style:font-size-asian="7pt" style:font-name-complex="Tahoma1" style:font-size-complex="7pt"/>
    </style:style>
    <style:style style:name="T9" style:family="text">
      <style:text-properties style:font-name="Tahoma" fo:font-size="7pt" officeooo:rsid="00159250" style:font-size-asian="7pt" style:font-name-complex="Tahoma1" style:font-size-complex="7pt"/>
    </style:style>
    <style:style style:name="T10" style:family="text">
      <style:text-properties style:font-name="Tahoma" fo:font-size="7pt" officeooo:rsid="00242941" style:font-size-asian="7pt" style:font-name-complex="Tahoma1" style:font-size-complex="7pt"/>
    </style:style>
    <style:style style:name="T11" style:family="text">
      <style:text-properties style:font-name="Tahoma" fo:font-size="7pt" officeooo:rsid="002521e3" style:font-size-asian="7pt" style:font-name-complex="Tahoma1" style:font-size-complex="7pt"/>
    </style:style>
    <style:style style:name="T12" style:family="text">
      <style:text-properties style:font-name="Tahoma" fo:font-size="7pt" officeooo:rsid="00293be4" style:font-size-asian="7pt" style:font-name-complex="Tahoma1" style:font-size-complex="7pt"/>
    </style:style>
    <style:style style:name="T13" style:family="text">
      <style:text-properties style:font-name="Tahoma" fo:font-size="7pt" officeooo:rsid="002e1542" style:font-size-asian="7pt" style:font-name-complex="Tahoma1" style:font-size-complex="7pt"/>
    </style:style>
    <style:style style:name="T14" style:family="text">
      <style:text-properties style:font-name="Tahoma" fo:font-size="7pt" officeooo:rsid="00303b00" style:font-size-asian="7pt" style:font-name-complex="Tahoma1" style:font-size-complex="7pt"/>
    </style:style>
    <style:style style:name="T15" style:family="text">
      <style:text-properties style:font-name="Tahoma" fo:font-size="7pt" fo:background-color="transparent" loext:char-shading-value="0" style:font-size-asian="7pt" style:font-name-complex="Tahoma1" style:font-size-complex="7pt"/>
    </style:style>
    <style:style style:name="T16" style:family="text">
      <style:text-properties style:font-name="Tahoma" fo:font-size="7pt" officeooo:rsid="001326a5" fo:background-color="transparent" loext:char-shading-value="0" style:font-size-asian="7pt" style:font-name-complex="Tahoma1" style:font-size-complex="7pt"/>
    </style:style>
    <style:style style:name="T17" style:family="text">
      <style:text-properties style:font-name="Tahoma" fo:font-size="7pt" officeooo:rsid="00194b98" fo:background-color="transparent" loext:char-shading-value="0" style:font-size-asian="7pt" style:font-name-complex="Tahoma1" style:font-size-complex="7pt"/>
    </style:style>
    <style:style style:name="T18" style:family="text">
      <style:text-properties style:font-name="Tahoma" fo:font-size="7pt" officeooo:rsid="0022dbba" fo:background-color="transparent" loext:char-shading-value="0" style:font-size-asian="7pt" style:font-name-complex="Tahoma1" style:font-size-complex="7pt"/>
    </style:style>
    <style:style style:name="T19" style:family="text">
      <style:text-properties style:font-name="Tahoma" fo:font-size="7pt" officeooo:rsid="002521e3" fo:background-color="transparent" loext:char-shading-value="0" style:font-size-asian="7pt" style:font-name-complex="Tahoma1" style:font-size-complex="7pt"/>
    </style:style>
    <style:style style:name="T20" style:family="text">
      <style:text-properties style:font-name="Tahoma" fo:font-size="7pt" officeooo:rsid="00293a19" fo:background-color="transparent" loext:char-shading-value="0" style:font-size-asian="7pt" style:font-name-complex="Tahoma1" style:font-size-complex="7pt"/>
    </style:style>
    <style:style style:name="T21" style:family="text">
      <style:text-properties style:font-name="Tahoma" fo:font-size="7pt" officeooo:rsid="00293be4" fo:background-color="transparent" loext:char-shading-value="0" style:font-size-asian="7pt" style:font-name-complex="Tahoma1" style:font-size-complex="7pt"/>
    </style:style>
    <style:style style:name="T22" style:family="text">
      <style:text-properties style:font-name="Tahoma" fo:font-size="7pt" officeooo:rsid="002e1542" fo:background-color="transparent" loext:char-shading-value="0" style:font-size-asian="7pt" style:font-name-complex="Tahoma1" style:font-size-complex="7pt"/>
    </style:style>
    <style:style style:name="T23" style:family="text">
      <style:text-properties style:font-name="Tahoma" fo:font-size="7pt" officeooo:rsid="00303b00" fo:background-color="transparent" loext:char-shading-value="0" style:font-size-asian="7pt" style:font-name-complex="Tahoma1" style:font-size-complex="7pt"/>
    </style:style>
    <style:style style:name="T24" style:family="text">
      <style:text-properties fo:color="#000000"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T25" style:family="text">
      <style:text-properties fo:color="#000000" style:font-name="Tahoma" fo:font-size="7pt" fo:font-style="italic" fo:font-weight="bold" officeooo:rsid="000da3ee" style:font-size-asian="7pt" style:font-style-asian="italic" style:font-weight-asian="bold" style:font-name-complex="Tahoma1" style:font-size-complex="7pt"/>
    </style:style>
    <style:style style:name="T26" style:family="text">
      <style:text-properties fo:color="#000000" style:font-name="Tahoma" fo:font-size="7pt" fo:font-style="italic" fo:font-weight="bold" officeooo:rsid="00194b98" style:font-size-asian="7pt" style:font-style-asian="italic" style:font-weight-asian="bold" style:font-name-complex="Tahoma1" style:font-size-complex="7pt"/>
    </style:style>
    <style:style style:name="T27" style:family="text">
      <style:text-properties fo:color="#000000" style:font-name="Tahoma" fo:font-size="7pt" fo:font-style="italic" fo:font-weight="bold" officeooo:rsid="0022dbba" style:font-size-asian="7pt" style:font-style-asian="italic" style:font-weight-asian="bold" style:font-name-complex="Tahoma1" style:font-size-complex="7pt"/>
    </style:style>
    <style:style style:name="T28" style:family="text">
      <style:text-properties fo:color="#000000" style:font-name="Tahoma" fo:font-size="7pt" fo:font-style="italic" fo:font-weight="bold" officeooo:rsid="002e1542" style:font-size-asian="7pt" style:font-style-asian="italic" style:font-weight-asian="bold" style:font-name-complex="Tahoma1" style:font-size-complex="7pt"/>
    </style:style>
    <style:style style:name="T29" style:family="text">
      <style:text-properties fo:color="#000000" style:font-name="Tahoma" fo:font-size="7pt" fo:font-style="italic" fo:font-weight="bold" officeooo:rsid="00303b00" style:font-size-asian="7pt" style:font-style-asian="italic" style:font-weight-asian="bold" style:font-name-complex="Tahoma1" style:font-size-complex="7pt"/>
    </style:style>
    <style:style style:name="T30" style:family="text">
      <style:text-properties officeooo:rsid="00303b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7cm, 0.355cm, 0.646cm, 0.74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linecap="butt" draw:fill="none" draw:textarea-vertical-align="top" draw:auto-grow-height="false" fo:min-height="23.587cm" fo:min-width="17.724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.034cm" fo:margin-top="0cm" fo:margin-bottom="0.032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15">USO EXCLUSIVO DEL SOLICIT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Fecha de Solicitud:</text:p>
          </table:table-cell>
          <table:covered-table-cell/>
          <table:covered-table-cell/>
          <table:table-cell table:style-name="Tabla1.D2" table:number-columns-spanned="7" office:value-type="string">
            <text:p text:style-name="Standard"><text:span text:style-name="T24">_</text:span><text:bookmark-start text:name="permission-for-group:630614423:everyone"/><text:span text:style-name="T24">__</text:span><text:span text:style-name="T29">19</text:span><text:span text:style-name="T24">_/_</text:span><text:span text:style-name="T26">0</text:span><text:span text:style-name="T28">8</text:span><text:span text:style-name="T24">__/_20</text:span><text:span text:style-name="T25">2</text:span><text:span text:style-name="T27">2</text:span><text:span text:style-name="T24">___</text:span><text:bookmark-end text:name="permission-for-group:630614423:everyone"/><text:span text:style-name="T24">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6">I. <text:s/>DATOS PERSON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9"><text:bookmark-start text:name="permission-for-group:609636888:everyone"/><text:bookmark-start text:name="permission-for-group:293285414:everyone"/>Nombre y Apellidos:</text:p>
          </table:table-cell>
          <table:covered-table-cell/>
          <table:table-cell table:style-name="Tabla1.C4" table:number-columns-spanned="4" office:value-type="string">
            <text:p text:style-name="P21">Marcelo Ruben Chambi Paredes</text:p>
          </table:table-cell>
          <table:covered-table-cell/>
          <table:covered-table-cell/>
          <table:covered-table-cell/>
          <table:table-cell table:style-name="Tabla1.A4" table:number-columns-spanned="2" office:value-type="string">
            <text:p text:style-name="P9">Correo Institucional:</text:p>
          </table:table-cell>
          <table:covered-table-cell/>
          <table:table-cell table:style-name="Tabla1.I4" table:number-columns-spanned="2" office:value-type="string">
            <text:p text:style-name="Standard"><text:span text:style-name="T22">Marcelo.chambi</text:span><text:span text:style-name="T15">@impuestos.gob.bo</text:span></text:p>
          </table:table-cell>
          <table:covered-table-cell/>
        </table:table-row>
        <table:table-row table:style-name="Tabla1.5">
          <table:table-cell table:style-name="Tabla1.A4" table:number-columns-spanned="2" office:value-type="string">
            <text:p text:style-name="P9"><text:bookmark-end text:name="permission-for-group:609636888:everyone"/><text:bookmark-end text:name="permission-for-group:293285414:everyone"/>Departamento:</text:p>
          </table:table-cell>
          <table:covered-table-cell/>
          <table:table-cell table:style-name="Tabla1.C5" table:number-columns-spanned="4" office:value-type="string">
            <text:p text:style-name="P20">DID</text:p>
          </table:table-cell>
          <table:covered-table-cell/>
          <table:covered-table-cell/>
          <table:covered-table-cell/>
          <table:table-cell table:style-name="Tabla1.A4" table:number-columns-spanned="2" office:value-type="string">
            <text:p text:style-name="P9">Teléfono/Interno:</text:p>
          </table:table-cell>
          <table:covered-table-cell/>
          <table:table-cell table:style-name="Tabla1.I5" table:number-columns-spanned="2" office:value-type="string">
            <text:p text:style-name="Standard"><text:span text:style-name="T15">12</text:span><text:bookmark text:name="permission-for-group:1511661805:everyone"/><text:bookmark text:name="permission-for-group:2135578319:everyone"/><text:span text:style-name="T18">06</text:span></text:p>
          </table:table-cell>
          <table:covered-table-cell/>
        </table:table-row>
        <table:table-row table:style-name="Tabla1.6">
          <table:table-cell table:style-name="Tabla1.A4" table:number-columns-spanned="2" office:value-type="string">
            <text:p text:style-name="P9">Equipo en el cual se requiere la configuración:<text:bookmark text:name="permission-for-group:614269185:everyone"/></text:p>
          </table:table-cell>
          <table:covered-table-cell/>
          <table:table-cell table:style-name="Tabla1.C6" table:number-columns-spanned="8" office:value-type="string">
            <text:p text:style-name="Standard"><field:fieldmark text:name="__Fieldmark__1227_490604746" field:type="vnd.oasis.opendocument.field.FORMCHECKBOX"/><text:span text:style-name="T6"><text:s text:c="2"/>Firewall</text:span><text:span text:style-name="T1"> <text:s text:c="10"/></text:span><text:bookmark text:name="permission-for-group:552625969:everyone"/><field:fieldmark text:name="__Fieldmark__1235_490604746" field:type="vnd.oasis.opendocument.field.FORMCHECKBOX"><field:param field:name="Checkbox_Checked" field:value="true"/></field:fieldmark><text:span text:style-name="T6"><text:s text:c="2"/>Balanceador de carga</text:span><text:span text:style-name="T1"> <text:s text:c="18"/></text:span><text:bookmark text:name="permission-for-group:808205536:everyone"/><field:fieldmark text:name="__Fieldmark__1243_490604746" field:type="vnd.oasis.opendocument.field.FORMCHECKBOX"/><text:span text:style-name="T1"><text:s/></text:span><text:span text:style-name="T6">Switch Co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2" office:value-type="string">
            <text:p text:style-name="P9"><text:bookmark-start text:name="permission-for-group:399194582:everyone"/>Detalle del requerimiento</text:p>
          </table:table-cell>
          <table:covered-table-cell/>
          <table:table-cell table:style-name="Tabla1.C7" table:number-columns-spanned="8" office:value-type="string">
            <text:p text:style-name="P26"><text:span text:style-name="T8">E</text:span><text:span text:style-name="T6">n el </text:span><text:span text:style-name="T9">balanceador</text:span><text:span text:style-name="T6"> 6024, </text:span><text:span text:style-name="T8">para </text:span><text:span text:style-name="T12">los</text:span><text:span text:style-name="T8"> </text:span><text:span text:style-name="T6">real servers – <text:s/></text:span><text:span text:style-name="T13">172.19.</text:span><text:span text:style-name="T14">9</text:span><text:span text:style-name="T13">.</text:span><text:span text:style-name="T14">64</text:span><text:span text:style-name="T13"> (s-nal-pp-km-01)</text:span><text:span text:style-name="T11">, </text:span><text:span text:style-name="T13">172. 19.</text:span><text:span text:style-name="T14">9</text:span><text:span text:style-name="T13">.</text:span><text:span text:style-name="T14">65</text:span><text:span text:style-name="T13"> (s-nal-pp-km-02)</text:span><text:span text:style-name="T11"> </text:span><text:span text:style-name="T10">y </text:span><text:span text:style-name="T14">172.</text:span><text:span text:style-name="T13">19.</text:span><text:span text:style-name="T14">9</text:span><text:span text:style-name="T13">.</text:span><text:span text:style-name="T14">66</text:span><text:span text:style-name="T13"> (s-nal-pp-km-0</text:span><text:span text:style-name="T14">3</text:span><text:span text:style-name="T13">)</text:span><text:span text:style-name="T15">, configurar la <text:s/>VIP </text:span><text:span text:style-name="T16">y PIP </text:span><text:span text:style-name="T2">p</text:span><text:span text:style-name="T5">pk</text:span><text:span text:style-name="T3">8s</text:span><text:span text:style-name="T2">.impuestos.gob.bo</text:span><text:span text:style-name="T16"> puerto </text:span><text:span text:style-name="T21">6</text:span><text:span text:style-name="T16">4</text:span><text:span text:style-name="T21">4</text:span><text:span text:style-name="T16">3 </text:span><text:span text:style-name="T17">https </text:span><text:span text:style-name="T21">con</text:span><text:span text:style-name="T17"> certificado, </text:span><text:span text:style-name="T20">a los</text:span><text:span text:style-name="T17"> </text:span><text:span text:style-name="T20">real servers</text:span><text:span text:style-name="T17"> </text:span><text:span text:style-name="T21">con</text:span><text:span text:style-name="T20"> puerto</text:span><text:span text:style-name="T17"> </text:span><text:span text:style-name="T21">6</text:span><text:span text:style-name="T20">443</text:span><text:span text:style-name="T17"> http</text:span><text:span text:style-name="T19">s </text:span><text:span text:style-name="T21">si</text:span><text:span text:style-name="T20">n certificado</text:span><text:span text:style-name="T16">. </text:span><text:span text:style-name="T23">(similar a </text:span><text:span text:style-name="T5">dck</text:span><text:span text:style-name="T3">8s</text:span><text:span text:style-name="T2">.impuestos.gob.bo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4" table:number-columns-spanned="2" office:value-type="string">
            <text:p text:style-name="P9"><text:bookmark-end text:name="permission-for-group:399194582:everyone"/>Motivo/Justificación</text:p>
          </table:table-cell>
          <table:covered-table-cell/>
          <table:table-cell table:style-name="Tabla1.C8" table:number-columns-spanned="8" office:value-type="string">
            <text:p text:style-name="P22"><text:span text:style-name="T7">I</text:span><text:span text:style-name="T11">mplementacion del </text:span><text:span text:style-name="T12">ApiServer</text:span><text:span text:style-name="T11"> del cluster </text:span><text:span text:style-name="T13">tool </text:span><text:span text:style-name="T12">de </text:span><text:span text:style-name="T14">pre producción y piloto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table:number-columns-spanned="2" office:value-type="string">
            <text:p text:style-name="P9">Firmas y VºBº</text:p>
          </table:table-cell>
          <table:covered-table-cell/>
          <table:table-cell table:style-name="Tabla1.C9" table:number-columns-spanned="5" office:value-type="string">
            <text:p text:style-name="P8"/>
            <text:p text:style-name="P8"/>
            <text:p text:style-name="P8"/>
            <text:p text:style-name="P7"><text:span text:style-name="T6">…………………………………………</text:span><text:bookmark-start text:name="permission-for-group:1041070723:everyone"/><text:span text:style-name="T6"> <text:s/></text:span><text:bookmark-end text:name="permission-for-group:1041070723:everyone"/><text:span text:style-name="T6">………………………………………</text:span></text:p>
            <text:p text:style-name="P8">Firma y Sello del Funcionario Solicitante</text:p>
          </table:table-cell>
          <table:covered-table-cell/>
          <table:covered-table-cell/>
          <table:covered-table-cell/>
          <table:covered-table-cell/>
          <table:table-cell table:style-name="Tabla1.H9" table:number-columns-spanned="3" office:value-type="string">
            <text:p text:style-name="P8"/>
            <text:p text:style-name="P8"/>
            <text:p text:style-name="P8"/>
            <text:p text:style-name="P7"><text:span text:style-name="T6">………………………………</text:span><text:bookmark-start text:name="permission-for-group:796666826:everyone"/><text:span text:style-name="T6"> <text:s/></text:span><text:bookmark-end text:name="permission-for-group:796666826:everyone"/><text:span text:style-name="T6">…………………………………..</text:span></text:p>
            <text:p text:style-name="P8">VºBº del Jefe Inmediato Superior</text:p>
          </table:table-cell>
          <table:covered-table-cell/>
          <table:covered-table-cell/>
        </table:table-row>
        <table:table-row table:style-name="Tabla1.10">
          <table:table-cell table:style-name="Tabla1.A1" table:number-columns-spanned="10" office:value-type="string">
            <text:p text:style-name="P15">USO EXCLUSIVO DEL JEFE DEL DEPARTAMENTO DE INFRAESTRUCTURA TECNOLOG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1" table:number-columns-spanned="10" office:value-type="string">
            <text:p text:style-name="P16">II. AUTORIZACIONES<text:bookmark text:name="permission-for-group:158886572:everyon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Standard"><field:fieldmark text:name="__Fieldmark__1418_490604746" field:type="vnd.oasis.opendocument.field.FORMCHECKBOX"/><text:span text:style-name="T1"><text:s text:c="4"/>Rechaza</text:span></text:p>
          </table:table-cell>
          <table:table-cell table:style-name="Tabla1.D2" table:number-columns-spanned="9" office:value-type="string">
            <text:p text:style-name="P9">Detalle de los motivos del rechazo del requerimiento: <text:s/></text:p>
            <text:p text:style-name="P9"/>
            <text:p text:style-name="P9"/>
            <text:p text:style-name="P9"/>
            <text:p text:style-name="P9"><text:bookmark-start text:name="permission-for-group:1594258064:everyone"/><text:s text:c="2"/><text:bookmark-end text:name="permission-for-group:1594258064:everyone"/></text:p>
            <text:p text:style-name="P9"/>
            <text:p text:style-name="P18"><text:bookmark text:name="permission-for-group:1081557050:everyon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3" office:value-type="string">
            <text:p text:style-name="Standard"><field:fieldmark text:name="__Fieldmark__1445_490604746" field:type="vnd.oasis.opendocument.field.FORMCHECKBOX"/><text:span text:style-name="T1"><text:s text:c="5"/>Autoriza</text:span></text:p>
          </table:table-cell>
          <table:table-cell table:style-name="Tabla1.B13" table:number-columns-spanned="4" office:value-type="string">
            <text:p text:style-name="P17">Fecha de Autorización:</text:p>
          </table:table-cell>
          <table:covered-table-cell/>
          <table:covered-table-cell/>
          <table:covered-table-cell/>
          <table:table-cell table:style-name="Tabla1.F13" table:number-columns-spanned="5" office:value-type="string">
            <text:p text:style-name="P7"><text:span text:style-name="T24">__</text:span><text:bookmark-start text:name="permission-for-group:1107118840:everyone"/><text:span text:style-name="T24">__/____/___</text:span><text:bookmark-end text:name="permission-for-group:1107118840:everyone"/><text:span text:style-name="T24">__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4" table:number-columns-spanned="10" office:value-type="string">
            <text:p text:style-name="P12"/>
            <text:p text:style-name="P12"/>
            <text:p text:style-name="P9"/>
            <text:p text:style-name="P12"/>
            <text:p text:style-name="P12"/>
            <text:p text:style-name="P7"><text:span text:style-name="T1">……………………………………</text:span><text:bookmark-start text:name="permission-for-group:1180651076:everyone"/><text:span text:style-name="T1">……………</text:span><text:bookmark-end text:name="permission-for-group:1180651076:everyone"/><text:span text:style-name="T1">…………………………………..</text:span></text:p>
            <text:p text:style-name="P10">Firma y Sello de Autorización del jefe del 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4">USO EXCLUSIVO DE LA UNIDAD DE SEGURIDAD DE REDES Y TELECOMUNIC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10" office:value-type="string">
            <text:p text:style-name="P16">III. <text:s/>RESULTADOS OBTENI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4" office:value-type="string">
            <text:p text:style-name="P9">Fecha de Atención de la Solicitud:</text:p>
          </table:table-cell>
          <table:covered-table-cell/>
          <table:covered-table-cell/>
          <table:covered-table-cell/>
          <table:table-cell table:style-name="Tabla1.D2" table:number-columns-spanned="6" office:value-type="string">
            <text:p text:style-name="Standard"><text:span text:style-name="T1">__</text:span><text:bookmark-start text:name="permission-for-group:623015067:everyone"/><text:span text:style-name="T1">__/____/___</text:span><text:bookmark-end text:name="permission-for-group:623015067:everyone"/><text:span text:style-name="T1">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9" table:number-rows-spanned="2" table:number-columns-spanned="4" office:value-type="string">
            <text:p text:style-name="P9">Observaciones producto de la ejecución del requerimiento:</text:p>
          </table:table-cell>
          <table:covered-table-cell/>
          <table:covered-table-cell/>
          <table:covered-table-cell/>
          <table:table-cell table:style-name="Tabla1.E19" table:number-rows-spanned="2" table:number-columns-spanned="5" office:value-type="string">
            <text:p text:style-name="P13"><text:bookmark-start text:name="permission-for-group:414072953:everyone"/><text:s text:c="2"/><text:bookmark-end text:name="permission-for-group:414072953:everyone"/></text:p>
          </table:table-cell>
          <table:covered-table-cell/>
          <table:covered-table-cell/>
          <table:covered-table-cell/>
          <table:covered-table-cell/>
          <table:table-cell table:style-name="Tabla1.J18" office:value-type="string">
            <text:p text:style-name="P14"/>
            <text:p text:style-name="P14"/>
            <text:p text:style-name="P14"/>
            <text:p text:style-name="P14"><text:bookmark-start text:name="permission-for-group:576812103:everyone"/><text:s text:c="2"/><text:bookmark-end text:name="permission-for-group:576812103:everyone"/></text:p>
          </table:table-cell>
        </table:table-row>
        <table:table-row table:style-name="Tabla1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1">Firma y sello del Profesional que atendió la Solicitud</text:p>
          </table:table-cell>
        </table:table-row>
      </table:table>
      <text:p text:style-name="P25"/>
      <text:p text:style-name="Standard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language="es" fo:country="MX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language="es" fo:country="BO" fo:font-weight="bold" style:font-name-asian="Times New Roman1" style:font-family-asian="'Times New Roman'" style:font-family-generic-asian="system" style:font-pitch-asian="variable" style:font-size-asian="18pt" style:language-asian="es" style:country-asian="B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s" fo:country="BO" style:font-name-asian="Times New Roman1" style:font-family-asian="'Times New Roman'" style:font-family-generic-asian="system" style:font-pitch-asian="variable" style:language-asian="es" style:country-asian="BO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language="es" fo:country="BO" fo:font-weight="bold" style:font-name-asian="Times New Roman1" style:font-family-asian="'Times New Roman'" style:font-family-generic-asian="system" style:font-pitch-asian="variable" style:font-size-asian="18pt" style:language-asian="es" style:country-asian="B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language="es" fo:country="MX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235cm" fo:margin-left="0cm" fo:margin-top="0cm" fo:margin-bottom="0cm" table:align="left" style:writing-mode="lr-tb"/>
    </style:style>
    <style:style style:name="Tabla2.A" style:family="table-column">
      <style:table-column-properties style:column-width="5.144cm"/>
    </style:style>
    <style:style style:name="Tabla2.B" style:family="table-column">
      <style:table-column-properties style:column-width="9.342cm"/>
    </style:style>
    <style:style style:name="Tabla2.C" style:family="table-column">
      <style:table-column-properties style:column-width="3.75cm"/>
    </style:style>
    <style:style style:name="Tabla2.1" style:family="table-row">
      <style:table-row-properties style:min-row-height="0.466cm" fo:keep-together="auto"/>
    </style:style>
    <style:style style:name="Tabla2.A1" style:family="table-cell">
      <style:table-cell-properties style:vertical-align="middle" fo:background-color="#002855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a2.B1" style:family="table-cell">
      <style:table-cell-properties style:vertical-align="middle" fo:background-color="#002855" fo:padding-left="0.191cm" fo:padding-right="0.191cm" fo:padding-top="0cm" fo:padding-bottom="0cm" fo:border-left="none" fo:border-right="1pt solid #ffffff" fo:border-top="1pt solid #ffffff" fo:border-bottom="1pt solid #ffffff">
        <style:background-image/>
      </style:table-cell-properties>
    </style:style>
    <style:style style:name="Tabla2.C1" style:family="table-cell">
      <style:table-cell-properties style:vertical-align="middle" fo:background-color="#002855" fo:padding-left="0.191cm" fo:padding-right="0.191cm" fo:padding-top="0cm" fo:padding-bottom="0cm" fo:border="1pt solid #ffffff">
        <style:background-image/>
      </style:table-cell-properties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504cm" fo:keep-together="auto"/>
    </style:style>
    <style:style style:name="MP1" style:family="paragraph" style:parent-style-name="Header">
      <style:paragraph-properties fo:margin-left="-1.605cm" fo:margin-right="0cm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>
        <style:tab-stops>
          <style:tab-stop style:position="1.944cm"/>
        </style:tab-stops>
      </style:paragraph-properties>
    </style:style>
    <style:style style:name="MP4" style:family="paragraph" style:parent-style-name="Header">
      <style:paragraph-properties fo:margin-left="-0.233cm" fo:margin-right="0cm" fo:text-align="center" style:justify-single-word="false" fo:text-indent="0cm" style:auto-text-indent="false"/>
    </style:style>
    <style:style style:name="MP5" style:family="paragraph" style:parent-style-name="Standard">
      <style:paragraph-properties fo:text-align="center" style:justify-single-word="false"/>
      <style:text-properties fo:color="#ffffff" style:font-name="Tahoma" fo:language="es" fo:country="ES" fo:font-weight="bold" style:font-weight-asian="bold" style:font-name-complex="Tahoma1"/>
    </style:style>
    <style:style style:name="MP6" style:family="paragraph" style:parent-style-name="Standard">
      <style:paragraph-properties fo:text-align="center" style:justify-single-word="false"/>
      <style:text-properties fo:color="#ffffff" style:font-name="Tahoma" fo:font-size="9pt" fo:font-weight="bold" style:font-size-asian="9pt" style:font-weight-asian="bold" style:font-name-complex="Tahoma1" style:font-size-complex="9pt"/>
    </style:style>
    <style:style style:name="MP7" style:family="paragraph" style:parent-style-name="Standard">
      <style:paragraph-properties fo:text-align="center" style:justify-single-word="false"/>
      <style:text-properties fo:color="#ffffff" style:font-name="Tahoma" fo:font-size="9pt" style:font-size-asian="9pt" style:font-name-complex="Tahoma1" style:font-size-complex="9pt"/>
    </style:style>
    <style:style style:name="MP8" style:family="paragraph" style:parent-style-name="Standard">
      <style:paragraph-properties fo:text-align="center" style:justify-single-word="false"/>
      <style:text-properties fo:color="#ffffff" style:font-name="Tahoma" fo:font-size="8pt" fo:language="es" fo:country="ES" fo:font-weight="bold" style:font-size-asian="8pt" style:font-weight-asian="bold" style:font-name-complex="Tahoma1" style:font-size-complex="8pt"/>
    </style:style>
    <style:style style:name="MP9" style:family="paragraph" style:parent-style-name="Standard">
      <style:paragraph-properties fo:text-align="center" style:justify-single-word="false">
        <style:tab-stops>
          <style:tab-stop style:position="0.917cm" style:type="center"/>
        </style:tab-stops>
      </style:paragraph-properties>
      <style:text-properties fo:color="#ffffff" style:font-name="Tahoma" fo:font-size="10pt" style:font-size-asian="10pt" style:font-name-complex="Tahoma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7cm, 0.355cm, 0.646cm, 0.741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linecap="butt" draw:fill="none" draw:textarea-vertical-align="top" draw:auto-grow-height="false" fo:min-height="23.587cm" fo:min-width="17.724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.034cm" fo:margin-top="0cm" fo:margin-bottom="0.032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75cm" fo:margin-bottom="2.501cm" fo:margin-left="2.251cm" fo:margin-right="1.0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39cm" fo:margin-left="0cm" fo:margin-right="0cm" fo:margin-bottom="1.3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Rectángulo 1" draw:style-name="Mgr1" draw:text-style-name="MP2" svg:width="18.224cm" svg:height="23.836cm" svg:x="-0.009cm" svg:y="0.5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4" office:value-type="string">
              <text:p text:style-name="MP4"><draw:frame draw:style-name="Mfr1" draw:name="Imagen 7" text:anchor-type="as-char" svg:width="4.277cm" svg:height="1.806cm" draw:z-index="1"><draw:image xlink:href="Pictures/100002010000055C00000258251A27617E62EA21.png" xlink:type="simple" xlink:show="embed" xlink:actuate="onLoad" loext:mime-type="image/png"/><svg:desc>C:\Users\williams.cadena\Documents\WCB-RECUPERADOS\SIN\2016\ISO\Logos SIN\OPCION -UNO- CENTRADO.jpg</svg:desc></draw:frame></text:p>
            </table:table-cell>
            <table:table-cell table:style-name="Tabla2.B1" table:number-rows-spanned="4" office:value-type="string">
              <text:p text:style-name="MP5">FORMULARIO</text:p>
              <text:p text:style-name="MP5">DE SOLICITUD PARA CAMBIOS DE CONFIGURACIÓN EN EQUIPOS DE COMUNICACIÓN</text:p>
            </table:table-cell>
            <table:table-cell table:style-name="Tabla2.C1" office:value-type="string">
              <text:p text:style-name="MP6">Código:</text:p>
            </table:table-cell>
          </table:table-row>
          <table:table-row table:style-name="Tabla2.1">
            <table:covered-table-cell/>
            <table:covered-table-cell/>
            <table:table-cell table:style-name="Tabla2.C1" office:value-type="string">
              <text:p text:style-name="MP7">R-0825</text:p>
            </table:table-cell>
          </table:table-row>
          <table:table-row table:style-name="Tabla2.3">
            <table:covered-table-cell/>
            <table:covered-table-cell/>
            <table:table-cell table:style-name="Tabla2.C1" office:value-type="string">
              <text:p text:style-name="MP8">Versión:</text:p>
            </table:table-cell>
          </table:table-row>
          <table:table-row table:style-name="Tabla2.4">
            <table:covered-table-cell/>
            <table:covered-table-cell/>
            <table:table-cell table:style-name="Tabla2.C1" office:value-type="string">
              <text:p text:style-name="MP9">0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Mac27</meta:initial-creator>
    <meta:editing-cycles>20</meta:editing-cycles>
    <meta:creation-date>2018-12-31T15:56:00</meta:creation-date>
    <dc:date>2022-08-19T15:22:16.238971787</dc:date>
    <meta:editing-duration>P2DT18H48M12S</meta:editing-duration>
    <meta:generator>LibreOffice/6.4.7.2$Linux_X86_64 LibreOffice_project/40$Build-2</meta:generator>
    <meta:print-date>2022-07-26T11:47:50.290399312</meta:print-date>
    <meta:document-statistic meta:table-count="2" meta:image-count="1" meta:object-count="0" meta:page-count="1" meta:paragraph-count="48" meta:word-count="204" meta:character-count="1581" meta:non-whitespace-character-count="1367"/>
    <meta:user-defined meta:name="AppVersion">16.0000</meta:user-defined>
    <meta:user-defined meta:name="ContentTypeId">0x01010026B98647CC929749A848E26543DEC8D0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b5d5d03c-c0f8-4cdd-aac7-978ca44a22c8</meta:user-defined>
    <meta:template xlink:type="simple" xlink:actuate="onRequest" xlink:title="Normal" xlink:href=""/>
  </office:meta>
</office:document-meta>
</file>